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ρ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sup>
              <mfenced open="∣" close="∣">
                <mrow>
                  <mo stretchy="false">ψ</mo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  <mi>,</mi>
                      <mi>t</mi>
                    </mrow>
                    <mo stretchy="false">)</mo>
                  </mrow>
                </mrow>
              </mfenced>
              <mn>2</mn>
            </msup>
          </mrow>
        </mtd>
      </mtr>
      <mtr>
        <mtd>
          <mrow/>
        </mtd>
      </mtr>
      <mtr>
        <mtd>
          <mrow>
            <mo stretchy="false">⇒</mo>
            <mi/>
            <mfrac>
              <mo stretchy="false">∂</mo>
              <mrow>
                <mo stretchy="false">∂</mo>
                <mi>t</mi>
              </mrow>
            </mfrac>
            <mo stretchy="false">ρ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frac>
              <mo stretchy="false">∂</mo>
              <mrow>
                <mo stretchy="false">∂</mo>
                <mi>t</mi>
              </mrow>
            </mfrac>
            <msup>
              <mfenced open="∣" close="∣">
                <mrow>
                  <mo stretchy="false">ψ</mo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  <mi>,</mi>
                      <mi>t</mi>
                    </mrow>
                    <mo stretchy="false">)</mo>
                  </mrow>
                </mrow>
              </mfenced>
              <mn>2</mn>
            </msup>
            <mrow>
              <mi/>
              <mo stretchy="false">=</mo>
              <mi/>
            </mrow>
            <mfrac>
              <mo stretchy="false">∂</mo>
              <mrow>
                <mo stretchy="false">∂</mo>
                <mi>t</mi>
              </mrow>
            </mfrac>
            <mfenced open="(" close=")">
              <mrow>
                <msup>
                  <mo stretchy="false">ψ</mo>
                  <mtext>*</mtext>
                </msup>
                <mo stretchy="false">ψ</mo>
              </mrow>
            </mfenced>
            <mrow>
              <mi/>
              <mo stretchy="false">=</mo>
              <mi/>
            </mrow>
            <mfrac>
              <mo stretchy="false">∂</mo>
              <mrow>
                <mo stretchy="false">∂</mo>
                <mi>t</mi>
              </mrow>
            </mfrac>
            <msup>
              <mo stretchy="false">ψ</mo>
              <mtext>*</mtext>
            </msup>
            <mo stretchy="false">ψ</mo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enced open="(" close=")">
              <mrow>
                <mfrac>
                  <mo stretchy="false">∂</mo>
                  <mrow>
                    <mo stretchy="false">∂</mo>
                    <mi>t</mi>
                  </mrow>
                </mfrac>
                <msup>
                  <mo stretchy="false">ψ</mo>
                  <mtext>*</mtext>
                </msup>
              </mrow>
            </mfenced>
            <mo stretchy="false">ψ</mo>
            <mrow>
              <mi/>
              <mo stretchy="false">+</mo>
              <mi/>
            </mrow>
            <msup>
              <mo stretchy="false">ψ</mo>
              <mtext>*</mtext>
            </msup>
            <mfenced open="(" close=")">
              <mrow>
                <mfrac>
                  <mo stretchy="false">∂</mo>
                  <mrow>
                    <mo stretchy="false">∂</mo>
                    <mi>t</mi>
                  </mrow>
                </mfrac>
                <mo stretchy="false">ψ</mo>
              </mrow>
            </mfenced>
            <mrow>
              <mi/>
              <mo stretchy="false">=</mo>
              <mi/>
            </mrow>
            <mfrac>
              <mo stretchy="false">ℏ</mo>
              <mrow>
                <mn>2</mn>
                <mi>m</mi>
                <mtext>i</mtext>
              </mrow>
            </mfrac>
            <mrow>
              <mo stretchy="false">(</mo>
              <mrow>
                <mo stretchy="false">Δ</mo>
                <msup>
                  <mo stretchy="false">ψ</mo>
                  <mtext>*</mtext>
                </msup>
                <mo stretchy="false">ψ</mo>
                <mrow>
                  <mi/>
                  <mo stretchy="false">−</mo>
                  <mi/>
                </mrow>
                <msup>
                  <mo stretchy="false">ψ</mo>
                  <mtext>*</mtext>
                </msup>
                <mo stretchy="false">Δ</mo>
                <mo stretchy="false">ψ</mo>
              </mrow>
              <mo stretchy="false">)</mo>
            </mrow>
          </mrow>
        </mtd>
      </mtr>
    </mtable>
    <annotation encoding="StarMath 5.0">%irho (bold r , t) `=` left lline %ipsi (bold r , t) right rline ^2 newline newline
drarrow ~ partial over {partial t} %irho (bold r , t) `=` partial over {partial t} left lline %ipsi (bold r , t) right rline ^2 `=` partial over {partial t} left ( %ipsi^"*" %ipsi right ) `=` partial over {partial t} %ipsi^"*" %ipsi `=` newline
`=` left ( partial over {partial t} %ipsi^"*" right ) %ipsi `+` %ipsi^"*" left ( partial over {partial t} %ipsi right ) `=` hbar over {2 m "i"} (%DELTA %ipsi^"*" %ipsi `-` %ipsi^"*" %DELTA %ips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2:18:46.469000000</meta:creation-date>
    <meta:generator>LibreOffice/4.1.4.2$Windows_x86 LibreOffice_project/0a0440ccc0227ad9829de5f46be37cfb6edcf72</meta:generator>
  </office:meta>
</office:document-meta>
</file>